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iceAndEndpointNameResolver.ServiceAndEndpointNameResolver( QName serviceName , String endpoi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iceAndEndpointNameResolver.resolveAvailableEndpoints( ComponentContext context , MessageExchange exchan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iceAndEndpointNameResolver.getEndpoi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AndEndpointNameResolver.ServiceAndEndpointNam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iceAndEndpointNameResolver.createServiceUnavailabl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AndEndpointNameResolver.setEndpointName( String endpoi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AndEndpointNameResolver.getServi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AndEndpointNameResolver.setServiceName( QName servi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